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fo="urn:oasis:names:tc:opendocument:xmlns:xsl-fo-compatible:1.0" xmlns:svg="urn:oasis:names:tc:opendocument:xmlns:svg-compatible:1.0" xmlns:xlink="http://www.w3.org/1999/xlink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Fonts/JapaSansOriya-Regular.ttf" manifest:media-type="application/x-font-ttf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fo="urn:oasis:names:tc:opendocument:xmlns:xsl-fo-compatible:1.0" xmlns:svg="urn:oasis:names:tc:opendocument:xmlns:svg-compatible:1.0" xmlns:xlink="http://www.w3.org/1999/xlink" xmlns:config="urn:oasis:names:tc:opendocument:xmlns:config:1.0" xmlns:ooo="http://openoffice.org/2004/office" xmlns:manifest="urn:oasis:names:tc:opendocument:xmlns:manifest:1.0" office:version="1.2">
  <office:font-face-decls>
    <style:font-face style:name="Japa Sans Oriya" svg:font-family="Japa Sans Oriya" style:font-pitch="variable">
      <svg:font-face-src>
        <svg:font-face-uri xlink:href="Fonts/JapaSansOriya-Regular.ttf" xlink:type="simple">
          <svg:font-face-format svg:string="truetype"/>
        </svg:font-face-uri>
      </svg:font-face-src>
    </style:font-face>
  </office:font-face-decls>
  <office:automatic-styles>
    <style:style style:name="Table1" style:family="table" style:display-name="Table1">
      <style:table-properties style:width="6.8in" table:align="left"/>
    </style:style>
    <style:style style:name="Table1.A" style:family="table-column" style:display-name="Table1.A">
      <style:table-column-properties style:column-width="1.36in"/>
    </style:style>
    <style:style style:name="Table1.B" style:family="table-column" style:display-name="Table1.B">
      <style:table-column-properties style:column-width="3.4in"/>
    </style:style>
    <style:style style:name="Table1.D" style:family="table-column" style:display-name="Table1.D">
      <style:table-column-properties style:column-width="0.68in"/>
    </style:style>
    <style:style style:name="Table1.A1" style:family="table-cell" style:display-name="Table1.A1">
      <style:table-cell-properties fo:padding="0.035in" fo:border="0.05pt solid #000000"/>
    </style:style>
    <style:style style:name="P2" style:family="paragraph" style:display-name="P2">
      <style:text-properties style:font-name-complex="Japa Sans Oriya" style:font-name-asian="Japa Sans Oriya" style:font-name="Japa Sans Oriya" style:font-size-complex="36pt" style:font-size-asian="36pt" fo:font-size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Title">Issues</text:h>
      <text:h text:outline-level="1" text:style-name="Subtitle">with overline - without</text:h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Table_20_Contents">share - support</text:p>
          </table:table-cell>
          <table:table-cell table:style-name="Table1.A1" office:value-type="string">
            <text:p text:style-name="P2">ଅ୕ଡୁ - ଅଡୁ</text:p>
          </table:table-cell>
          <table:table-cell table:style-name="Table1.A1" office:value-type="string"/>
          <table:table-cell table:style-name="Table1.A1" office:value-type="string"/>
        </table:table-row>
        <table:table-row>
          <table:table-cell table:style-name="Table1.A1" office:value-type="string">
            <text:p text:style-name="Table_20_Contents">cow - stone</text:p>
          </table:table-cell>
          <table:table-cell table:style-name="Table1.A1" office:value-type="string">
            <text:p text:style-name="P2">କ୕ଡି - କଡି</text:p>
          </table:table-cell>
          <table:table-cell table:style-name="Table1.A1" office:value-type="string"/>
          <table:table-cell table:style-name="Table1.A1" office:value-type="string"/>
        </table:table-row>
        <table:table-row>
          <table:table-cell table:style-name="Table1.A1" office:value-type="string">
            <text:p text:style-name="Table_20_Contents">leaf - grandfather</text:p>
          </table:table-cell>
          <table:table-cell table:style-name="Table1.A1" office:value-type="string">
            <text:p text:style-name="P2">ଆ୕କୁ - ଆକୁ</text:p>
          </table:table-cell>
          <table:table-cell table:style-name="Table1.A1" office:value-type="string"/>
          <table:table-cell table:style-name="Table1.A1" office:value-type="string"/>
        </table:table-row>
        <table:table-row>
          <table:table-cell table:style-name="Table1.A1" office:value-type="string">
            <text:p text:style-name="Table_20_Contents">spear - seed</text:p>
          </table:table-cell>
          <table:table-cell table:style-name="Table1.A1" office:value-type="string">
            <text:p text:style-name="P2">ବା୕ଲା - ବାଲା</text:p>
          </table:table-cell>
          <table:table-cell table:style-name="Table1.A1" office:value-type="string"/>
          <table:table-cell table:style-name="Table1.A1" office:value-type="string"/>
        </table:table-row>
        <table:table-row>
          <table:table-cell table:style-name="Table1.A1" office:value-type="string">
            <text:p text:style-name="Table_20_Contents">thirsty - up/top</text:p>
          </table:table-cell>
          <table:table-cell table:style-name="Table1.A1" office:value-type="string">
            <text:p text:style-name="P2">ଏ୕ସ୍‌କି - ଏସ୍‌କି</text:p>
          </table:table-cell>
          <table:table-cell table:style-name="Table1.A1" office:value-type="string"/>
          <table:table-cell table:style-name="Table1.A1" office:value-type="string"/>
        </table:table-row>
        <table:table-row>
          <table:table-cell table:style-name="Table1.A1" office:value-type="string">
            <text:p text:style-name="Table_20_Contents">sheep - knee</text:p>
          </table:table-cell>
          <table:table-cell table:style-name="Table1.A1" office:value-type="string">
            <text:p text:style-name="P2">ମେ୕ଣ୍ତ - ମେଣ୍ତ</text:p>
          </table:table-cell>
          <table:table-cell table:style-name="Table1.A1" office:value-type="string"/>
          <table:table-cell table:style-name="Table1.A1" office:value-type="string"/>
        </table:table-row>
      </table:table>
      <text:p text:style-name="Subtitle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fo="urn:oasis:names:tc:opendocument:xmlns:xsl-fo-compatible:1.0" xmlns:svg="urn:oasis:names:tc:opendocument:xmlns:svg-compatible:1.0" xmlns:xlink="http://www.w3.org/1999/xlink" xmlns:config="urn:oasis:names:tc:opendocument:xmlns:config:1.0" xmlns:ooo="http://openoffice.org/2004/office" xmlns:manifest="urn:oasis:names:tc:opendocument:xmlns:manifest:1.0" office:version="1.2">
  <office:font-face-decls>
    <style:font-face style:name="Japa Sans Oriya" svg:font-family="Japa Sans Oriya" style:font-pitch="variable">
      <svg:font-face-src>
        <svg:font-face-uri xlink:href="Fonts/JapaSansOriya-Regular.ttf" xlink:type="simple">
          <svg:font-face-format svg:string="truetype"/>
        </svg:font-face-uri>
      </svg:font-face-src>
    </style:font-face>
  </office:font-face-decls>
  <office:styles>
    <style:style style:name="Title" style:family="paragraph" style:display-name="Title">
      <style:text-properties fo:font-family="Arial" fo:font-size="24pt" fo:font-weight="bold"/>
    </style:style>
    <style:style style:name="Subtitle" style:family="paragraph" style:display-name="Subtitle">
      <style:text-properties fo:font-family="Arial" fo:font-size="18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fo="urn:oasis:names:tc:opendocument:xmlns:xsl-fo-compatible:1.0" xmlns:svg="urn:oasis:names:tc:opendocument:xmlns:svg-compatible:1.0" xmlns:xlink="http://www.w3.org/1999/xlink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0</meta:generator>
  </office:meta>
</office:document-meta>
</file>